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Tahoma" style:font-size-complex="10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1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#ff8080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May <text:span text:style-name="T1">23rd</text:span> 2015</text:p>
          </table:table-cell>
          <table:table-cell table:style-name="ce14" office:value-type="float" office:value="125">
            <text:p>125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7" office:value-type="float" office:value="160">
            <text:p>160</text:p>
          </table:table-cell>
          <table:table-cell table:style-name="ce29" office:value-type="string">
            <text:p><text:span text:style-name="T2">DATA/mov/</text:span><text:span text:style-name="T3">brok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81">
            <text:p>2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91">
            <text:p>29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7" office:value-type="float" office:value="120">
            <text:p>120</text:p>
          </table:table-cell>
          <table:table-cell table:style-name="ce29" office:value-type="string">
            <text:p><text:span text:style-name="T2">DATA/mov/</text:span><text:span text:style-name="T3">puty.seq</text:span>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6">
            <text:p>17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2">
            <text:p>22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7" office:value-type="float" office:value="135">
            <text:p>135</text:p>
          </table:table-cell>
          <table:table-cell table:style-name="ce30" office:value-type="string">
            <text:p><text:span text:style-name="T2">DATA/mov/</text:span><text:span text:style-name="T3">gorg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22">
            <text:p>22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27">
            <text:p>22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87">
            <text:p>38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aint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00">
            <text:p>20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2">
            <text:p>26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74">
            <text:p>27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alln.seq</text:span>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9">
            <text:p>12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00">
            <text:p>20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08">
            <text:p>20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15">
            <text:p>31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body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93">
            <text:p>29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81">
            <text:p>28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15">
            <text:p>31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7" office:value-type="float" office:value="123">
            <text:p>123</text:p>
          </table:table-cell>
          <table:table-cell table:style-name="ce30" office:value-type="string">
            <text:p><text:span text:style-name="T2">DATA/mov/</text:span><text:span text:style-name="T3">drlo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58">
            <text:p>15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54">
            <text:p>25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95">
            <text:p>195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35">
            <text:p>23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7" office:value-type="float" office:value="131">
            <text:p>131</text:p>
          </table:table-cell>
          <table:table-cell table:style-name="ce30" office:value-type="string">
            <text:p><text:span text:style-name="T2">DATA/mov/</text:span><text:span text:style-name="T3">keep.seq</text:span>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56">
            <text:p>25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64">
            <text:p>26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7" office:value-type="float" office:value="132">
            <text:p>132</text:p>
          </table:table-cell>
          <table:table-cell table:style-name="ce30" office:value-type="string">
            <text:p><text:span text:style-name="T2">DATA/mov/</text:span><text:span text:style-name="T3">disc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4">
            <text:p>20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89">
            <text:p>38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37">
            <text:p>23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8">
            <text:p>32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90">
            <text:p>190</text:p>
          </table:table-cell>
          <table:table-cell table:style-name="ce30" office:value-type="string">
            <text:p><text:span text:style-name="T2">DATA/mov/</text:span><text:span text:style-name="T3">heav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296">
            <text:p>29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5">
            <text:p>19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34">
            <text:p>23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7" office:value-type="float" office:value="200">
            <text:p>200</text:p>
          </table:table-cell>
          <table:table-cell table:style-name="ce30" office:value-type="string">
            <text:p><text:span text:style-name="T2">DATA/mov/</text:span><text:span text:style-name="T3">afro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52">
            <text:p>35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59">
            <text:p>5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76">
            <text:p>27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69">
            <text:p>46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7" office:value-type="float" office:value="112">
            <text:p>112</text:p>
          </table:table-cell>
          <table:table-cell table:style-name="ce30" office:value-type="string">
            <text:p><text:span text:style-name="T2">DATA/mov/</text:span><text:span text:style-name="T3">mean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08">
            <text:p>30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42">
            <text:p>24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7" office:value-type="float" office:value="139">
            <text:p>139</text:p>
          </table:table-cell>
          <table:table-cell table:style-name="ce30" office:value-type="string">
            <text:p><text:span text:style-name="T2">DATA/mov/</text:span><text:span text:style-name="T3">inmy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81">
            <text:p>2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8">
            <text:p>29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7" office:value-type="float" office:value="170">
            <text:p>170</text:p>
          </table:table-cell>
          <table:table-cell table:style-name="ce30" office:value-type="string">
            <text:p><text:span text:style-name="T2">DATA/mov/</text:span><text:span text:style-name="T3">dyna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4">
            <text:p>26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8">
            <text:p>42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7">
            <text:p>42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loco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3">
            <text:p>21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87">
            <text:p>28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5">
            <text:p>24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06">
            <text:p>30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7" office:value-type="float" office:value="144">
            <text:p>144</text:p>
          </table:table-cell>
          <table:table-cell table:style-name="ce31" office:value-type="string">
            <text:p><text:span text:style-name="T2">DATA/mov/</text:span><text:span text:style-name="T3">mysh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7" office:value-type="float" office:value="135">
            <text:p>135</text:p>
          </table:table-cell>
          <table:table-cell table:style-name="ce30" office:value-type="string">
            <text:p><text:span text:style-name="T2">DATA/mov/</text:span><text:span text:style-name="T3">butt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00">
            <text:p>30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13">
            <text:p>21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05">
            <text:p>30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7" office:value-type="float" office:value="145">
            <text:p>145</text:p>
          </table:table-cell>
          <table:table-cell table:style-name="ce30" office:value-type="string">
            <text:p><text:span text:style-name="T2">DATA/mov/</text:span><text:span text:style-name="T3">lets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39">
            <text:p>23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0">
            <text:p>29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02">
            <text:p>30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7" office:value-type="float" office:value="145">
            <text:p>145</text:p>
          </table:table-cell>
          <table:table-cell table:style-name="ce30" office:value-type="string">
            <text:p><text:span text:style-name="T2">DATA/mov/</text:span><text:span text:style-name="T3">itsa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1">
            <text:p>22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18">
            <text:p>31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3">
            <text:p>22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2">
            <text:p>29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toge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31">
            <text:p>23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8">
            <text:p>22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41">
            <text:p>24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7" office:value-type="float" office:value="125">
            <text:p>125</text:p>
          </table:table-cell>
          <table:table-cell table:style-name="ce30" office:value-type="string">
            <text:p><text:span text:style-name="T2">DATA/mov/</text:span><text:span text:style-name="T3">indi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8">
            <text:p>24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3">
            <text:p>19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2">
            <text:p>24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7" office:value-type="float" office:value="139">
            <text:p>139</text:p>
          </table:table-cell>
          <table:table-cell table:style-name="ce30" office:value-type="string">
            <text:p><text:span text:style-name="T2">DATA/mov/</text:span><text:span text:style-name="T3">horn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55">
            <text:p>25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08">
            <text:p>30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4">
            <text:p>29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7" office:value-type="float" office:value="129">
            <text:p>129</text:p>
          </table:table-cell>
          <table:table-cell table:style-name="ce30" office:value-type="string">
            <text:p><text:span text:style-name="T2">DATA/mov/</text:span><text:span text:style-name="T3">bail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62">
            <text:p>26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37">
            <text:p>3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79">
            <text:p>27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59">
            <text:p>3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7" office:value-type="float" office:value="172">
            <text:p>172</text:p>
          </table:table-cell>
          <table:table-cell table:style-name="ce30" office:value-type="string">
            <text:p><text:span text:style-name="T2">DATA/mov/</text:span><text:span text:style-name="T3">mobo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01">
            <text:p>20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7">
            <text:p>24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23">
            <text:p>22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5">
            <text:p>24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0" office:value-type="string">
            <text:p><text:span text:style-name="T2">DATA/mov/</text:span><text:span text:style-name="T3">punk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6">
            <text:p>24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63">
            <text:p>36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82">
            <text:p>28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73">
            <text:p>47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220">
            <text:p>220</text:p>
          </table:table-cell>
          <table:table-cell table:style-name="ce30" office:value-type="string">
            <text:p><text:span text:style-name="T2">DATA/mov/</text:span><text:span text:style-name="T3">boss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86">
            <text:p>28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55">
            <text:p>45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19">
            <text:p>419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220">
            <text:p>220</text:p>
          </table:table-cell>
          <table:table-cell table:style-name="ce30" office:value-type="string">
            <text:p><text:span text:style-name="T2">DATA/mov/</text:span><text:span text:style-name="T3">boss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84">
            <text:p>28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0">
            <text:p>42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72">
            <text:p>372</text:p>
          </table:table-cell>
          <table:table-cell table:number-columns-repeated="5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8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299">
            <text:p>29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8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280">
            <text:p>28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8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32">
            <text:p>23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406">
            <text:p>40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8" office:value-type="float" office:value="6">
            <text:p>6</text:p>
          </table:table-cell>
          <table:table-cell table:style-name="ce27" office:value-type="float" office:value="322">
            <text:p>32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76">
            <text:p>37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321">
            <text:p>32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8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281">
            <text:p>2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8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268">
            <text:p>26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22">
            <text:p>32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55">
            <text:p>35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8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33">
            <text:p>23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8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323">
            <text:p>3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312">
            <text:p>31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8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298">
            <text:p>29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8" office:value-type="float" office:value="6">
            <text:p>6</text:p>
          </table:table-cell>
          <table:table-cell table:style-name="ce27" office:value-type="float" office:value="284">
            <text:p>2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8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43">
            <text:p>24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8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62">
            <text:p>36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258">
            <text:p>25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8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8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46">
            <text:p>34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2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8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8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8" office:value-type="float" office:value="6">
            <text:p>6</text:p>
          </table:table-cell>
          <table:table-cell table:style-name="ce27" office:value-type="float" office:value="257">
            <text:p>25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8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37">
            <text:p>3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8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43">
            <text:p>34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63">
            <text:p>26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8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98">
            <text:p>39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8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8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40">
            <text:p>24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8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11">
            <text:p>31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2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8" office:value-type="float" office:value="180">
            <text:p>180</text:p>
          </table:table-cell>
          <table:table-cell table:style-name="ce28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8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8" office:value-type="float" office:value="9">
            <text:p>9</text:p>
          </table:table-cell>
          <table:table-cell table:style-name="ce27" office:value-type="float" office:value="484">
            <text:p>4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7" office:value-type="float" office:value="375">
            <text:p>37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342">
            <text:p>34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356">
            <text:p>35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7" office:value-type="float" office:value="324">
            <text:p>32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277">
            <text:p>27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455">
            <text:p>45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433">
            <text:p>43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284">
            <text:p>2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274">
            <text:p>27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329">
            <text:p>32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7" office:value-type="float" office:value="267">
            <text:p>26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287">
            <text:p>28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7" office:value-type="float" office:value="244">
            <text:p>24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363">
            <text:p>36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99">
            <text:p>399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37">
            <text:p>4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47">
            <text:p>44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419">
            <text:p>419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11">
            <text:p>51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45">
            <text:p>345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05">
            <text:p>40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31">
            <text:p>33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25">
            <text:p>52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79">
            <text:p>47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64">
            <text:p>364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04">
            <text:p>50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52">
            <text:p>35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32">
            <text:p>53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66">
            <text:p>366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38">
            <text:p>43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37">
            <text:p>4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2">
            <text:p>32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23">
            <text:p>5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65">
            <text:p>365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01">
            <text:p>50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7" office:value-type="float" office:value="173">
            <text:p>173</text:p>
          </table:table-cell>
          <table:table-cell table:style-name="ce30" office:value-type="string">
            <text:p><text:span text:style-name="T2">DATA/mov/</text:span><text:span text:style-name="T3">wuvu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72">
            <text:p>27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0">
            <text:p>26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7" office:value-type="float" office:value="157">
            <text:p>157</text:p>
          </table:table-cell>
          <table:table-cell table:style-name="ce30" office:value-type="string">
            <text:p><text:span text:style-name="T2">DATA/mov/</text:span><text:span text:style-name="T3">dais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75">
            <text:p>27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18">
            <text:p>41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90">
            <text:p>29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54">
            <text:p>35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7" office:value-type="float" office:value="185">
            <text:p>185</text:p>
          </table:table-cell>
          <table:table-cell table:style-name="ce27" office:value-type="float" office:value="370">
            <text:p>370</text:p>
          </table:table-cell>
          <table:table-cell table:style-name="ce33" office:value-type="string">
            <text:p><text:span text:style-name="T2">DATA/mov/</text:span><text:span text:style-name="T3">poss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91">
            <text:p>49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2">
            <text:p>25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19">
            <text:p>41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0" office:value-type="string">
            <text:p><text:span text:style-name="T2">DATA/mov/</text:span><text:span text:style-name="T3">unre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09">
            <text:p>40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72">
            <text:p>37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0" office:value-type="string">
            <text:p><text:span text:style-name="T2">DATA/mov/</text:span><text:span text:style-name="T3">dmst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77">
            <text:p>27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93">
            <text:p>39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85">
            <text:p>38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7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mind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89">
            <text:p>28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1">
            <text:p>42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40">
            <text:p>24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18">
            <text:p>41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7" office:value-type="float" office:value="163">
            <text:p>163</text:p>
          </table:table-cell>
          <table:table-cell table:style-name="ce33" office:value-type="string">
            <text:p><text:span text:style-name="T2">DATA/mov/</text:span><text:span text:style-name="T3">twin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7" office:value-type="float" office:value="179">
            <text:p>179</text:p>
          </table:table-cell>
          <table:table-cell table:style-name="ce33" office:value-type="string">
            <text:p><text:span text:style-name="T2">DATA/mov/</text:span><text:span text:style-name="T3">hotl.seq</text:span>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7" office:value-type="float" office:value="177">
            <text:p>177</text:p>
          </table:table-cell>
          <table:table-cell table:style-name="ce33" office:value-type="string">
            <text:p><text:span text:style-name="T2">DATA/mov/</text:span><text:span text:style-name="T3">llsb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31">
            <text:p>33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8">
            <text:p>21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29">
            <text:p>32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7" office:value-type="float" office:value="164">
            <text:p>164</text:p>
          </table:table-cell>
          <table:table-cell table:style-name="ce33" office:value-type="string">
            <text:p><text:span text:style-name="T2">DATA/mov/</text:span><text:span text:style-name="T3">wond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6">
            <text:p>21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84">
            <text:p>2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21">
            <text:p>42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7" office:value-type="float" office:value="140">
            <text:p>140</text:p>
          </table:table-cell>
          <table:table-cell table:style-name="ce33" office:value-type="string">
            <text:p><text:span text:style-name="T2">DATA/mov/</text:span><text:span text:style-name="T3">alln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9">
            <text:p>18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23">
            <text:p>3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0">
            <text:p>32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7" office:value-type="float" office:value="87">
            <text:p>87</text:p>
          </table:table-cell>
          <table:table-cell table:style-name="ce27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llsb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40">
            <text:p>24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17">
            <text:p>41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21">
            <text:p>42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7" office:value-type="float" office:value="170">
            <text:p>170</text:p>
          </table:table-cell>
          <table:table-cell table:style-name="ce33" office:value-type="string">
            <text:p><text:span text:style-name="T2">DATA/mov/</text:span><text:span text:style-name="T3">meal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7">
            <text:p>22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00">
            <text:p>30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7" office:value-type="float" office:value="174">
            <text:p>174</text:p>
          </table:table-cell>
          <table:table-cell table:style-name="ce33" office:value-type="string">
            <text:p><text:span text:style-name="T2">DATA/mov/</text:span><text:span text:style-name="T3">yuuy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37">
            <text:p>337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79">
            <text:p>47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0">
            <text:p>42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7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7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15">
            <text:p>21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3">
            <text:p>26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44">
            <text:p>14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6">
            <text:p>18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90">
            <text:p>19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43">
            <text:p>14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26">
            <text:p>22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7" office:value-type="float" office:value="173">
            <text:p>173</text:p>
          </table:table-cell>
          <table:table-cell table:style-name="ce33" office:value-type="string">
            <text:p><text:span text:style-name="T2">DATA/mov/</text:span><text:span text:style-name="T3">twin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79">
            <text:p>27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50">
            <text:p>45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68">
            <text:p>268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45">
            <text:p>44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7" office:value-type="float" office:value="166">
            <text:p>166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32">
            <text:p>23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40">
            <text:p>34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56">
            <text:p>356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7" office:value-type="float" office:value="151">
            <text:p>151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34">
            <text:p>33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24">
            <text:p>224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67">
            <text:p>36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7" office:value-type="float" office:value="212">
            <text:p>212</text:p>
          </table:table-cell>
          <table:table-cell table:style-name="ce27" office:value-type="float" office:value="424">
            <text:p>424</text:p>
          </table:table-cell>
          <table:table-cell table:style-name="ce33" office:value-type="string">
            <text:p><text:span text:style-name="T2">DATA/mov/</text:span><text:span text:style-name="T3">boss2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27">
            <text:p>52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41">
            <text:p>54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7" office:value-type="float" office:value="140">
            <text:p>140</text:p>
          </table:table-cell>
          <table:table-cell table:style-name="ce33" office:value-type="string">
            <text:p><text:span text:style-name="T2">DATA/mov/peti</text:span><text:span text:style-name="T3">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7" office:value-type="float" office:value="152">
            <text:p>152</text:p>
          </table:table-cell>
          <table:table-cell table:style-name="ce33" office:value-type="string">
            <text:p><text:span text:style-name="T2">DATA/mov/peti</text:span><text:span text:style-name="T3">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7" office:value-type="float" office:value="96">
            <text:p>96</text:p>
          </table:table-cell>
          <table:table-cell table:style-name="ce27" office:value-type="float" office:value="192">
            <text:p>192</text:p>
          </table:table-cell>
          <table:table-cell table:style-name="ce33" office:value-type="string">
            <text:p><text:span text:style-name="T2">DATA/mov/peti</text:span><text:span text:style-name="T3">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84">
            <text:p>28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53">
            <text:p>45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15">
            <text:p>41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7" office:value-type="float" office:value="210">
            <text:p>210</text:p>
          </table:table-cell>
          <table:table-cell table:style-name="ce33" office:value-type="string">
            <text:p><text:span text:style-name="T2">DATA/mov/punk</text:span><text:span text:style-name="T3">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28">
            <text:p>42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84">
            <text:p>48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10">
            <text:p>41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74">
            <text:p>474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7" office:value-type="float" office:value="210">
            <text:p>210</text:p>
          </table:table-cell>
          <table:table-cell table:style-name="ce33" office:value-type="string">
            <text:p><text:span text:style-name="T2">DATA/mov/punk</text:span><text:span text:style-name="T3">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92">
            <text:p>49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99">
            <text:p>29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73">
            <text:p>47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7" office:value-type="string">
            <text:p>Monkey Business</text:p>
          </table:table-cell>
          <table:table-cell table:style-name="ce23" office:value-type="string">
            <text:p>kors k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160">
            <text:p>160</text:p>
          </table:table-cell>
          <table:table-cell table:style-name="ce33" office:value-type="string">
            <text:p><text:span text:style-name="T2">DATA/mov/dxye</text:span><text:span text:style-name="T3">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3">
            <text:p>25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75">
            <text:p>47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49">
            <text:p>24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61">
            <text:p>46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7" office:value-type="string">
            <text:p>Gimme a Big Beat</text:p>
          </table:table-cell>
          <table:table-cell table:style-name="ce23" office:value-type="string">
            <text:p>kors k</text:p>
          </table:table-cell>
          <table:table-cell table:number-columns-repeated="2" table:style-name="ce27" office:value-type="float" office:value="138">
            <text:p>138</text:p>
          </table:table-cell>
          <table:table-cell table:style-name="ce33" office:value-type="string">
            <text:p><text:span text:style-name="T2">DATA/mov/dyna</text:span><text:span text:style-name="T3">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1">
            <text:p>21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68">
            <text:p>36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23">
            <text:p>22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13">
            <text:p>31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32">
            <text:p>332</text:p>
          </table:table-cell>
          <table:table-cell table:style-name="ce7" office:value-type="string">
            <text:p>|Nagisanokokuma Lovely Radio</text:p>
          </table:table-cell>
          <table:table-cell table:style-name="ce23" office:value-type="string">
            <text:p>Bikini Prim</text:p>
          </table:table-cell>
          <table:table-cell table:number-columns-repeated="2" table:style-name="ce27" office:value-type="float" office:value="190">
            <text:p>190</text:p>
          </table:table-cell>
          <table:table-cell table:style-name="ce34" office:value-type="string">
            <text:p><text:span text:style-name="T2">DATA/mov/</text:span>juna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3">
            <text:p>333</text:p>
          </table:table-cell>
          <table:table-cell table:style-name="ce7" office:value-type="string">
            <text:p>Healing Vision |~Angelic Mix~</text:p>
          </table:table-cell>
          <table:table-cell table:style-name="ce23" office:value-type="string">
            <text:p>2MB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196">
            <text:p>196</text:p>
          </table:table-cell>
          <table:table-cell table:style-name="ce33" office:value-type="string">
            <text:p><text:span text:style-name="T2">DATA/mov/</text:span><text:span text:style-name="T3">boss2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50">
            <text:p>35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03">
            <text:p>50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40">
            <text:p>44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61">
            <text:p>36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03">
            <text:p>50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72">
            <text:p>472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7" office:value-type="string">
            <text:p>|Rave Until The Night Is Over</text:p>
          </table:table-cell>
          <table:table-cell table:style-name="ce24" office:value-type="string">
            <text:p>DM Ashura feat. MC Jay &amp; Weronica</text:p>
          </table:table-cell>
          <table:table-cell table:number-columns-repeated="2" table:style-name="ce27" office:value-type="float" office:value="144">
            <text:p>144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81">
            <text:p>3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91">
            <text:p>39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5">
            <text:p>335</text:p>
          </table:table-cell>
          <table:table-cell table:style-name="ce7" office:value-type="string">
            <text:p>Meumeupettantan!!</text:p>
          </table:table-cell>
          <table:table-cell table:style-name="ce25" office:value-type="string">
            <text:p>Hinatabi Bittersweets</text:p>
          </table:table-cell>
          <table:table-cell table:number-columns-repeated="2" table:style-name="ce27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5">
            <text:p>32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85">
            <text:p>48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7">
            <text:p>32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89">
            <text:p>48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36">
            <text:p>336</text:p>
          </table:table-cell>
          <table:table-cell table:style-name="ce7" office:value-type="string">
            <text:p>Din Don Dan</text:p>
          </table:table-cell>
          <table:table-cell table:style-name="ce25" office:value-type="string">
            <text:p>Ryu* feat.Mayumi Morinaga</text:p>
          </table:table-cell>
          <table:table-cell table:number-columns-repeated="2" table:style-name="ce27" office:value-type="float" office:value="140">
            <text:p>140</text:p>
          </table:table-cell>
          <table:table-cell table:style-name="ce34" office:value-type="string">
            <text:p><text:span text:style-name="T2">DATA/mov/</text:span>juna.seq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28">
            <text:p>228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19">
            <text:p>31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31">
            <text:p>23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4">
            <text:p>26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37">
            <text:p>337</text:p>
          </table:table-cell>
          <table:table-cell table:style-name="ce7" office:value-type="string">
            <text:p>Strobe~Girl</text:p>
          </table:table-cell>
          <table:table-cell table:style-name="ce25" office:value-type="string">
            <text:p>colate</text:p>
          </table:table-cell>
          <table:table-cell table:number-columns-repeated="2" table:style-name="ce27" office:value-type="float" office:value="190">
            <text:p>190</text:p>
          </table:table-cell>
          <table:table-cell table:style-name="ce33" office:value-type="string">
            <text:p><text:span text:style-name="T2">DATA/mov/stay</text:span><text:span text:style-name="T3">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88">
            <text:p>28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82">
            <text:p>38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83">
            <text:p>28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75">
            <text:p>37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</text:p>
          </table:table-cell>
          <table:table-cell table:style-name="ce18" office:value-type="string">
            <text:p>MIXED BY GU TEAM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3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7" table:number-columns-repeated="2"/>
          <table:table-cell/>
          <table:table-cell table:style-name="ce27" table:number-columns-repeated="15"/>
          <table:table-cell table:number-columns-repeated="227"/>
        </table:table-row>
        <table:table-row table:style-name="ro3" table:number-rows-repeated="1048414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5/23/2015</text:date>, <text:time>19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23T19:03:18.38</dc:date>
    <meta:editing-duration>P9DT4H58M48S</meta:editing-duration>
    <meta:editing-cycles>130</meta:editing-cycles>
    <meta:document-statistic meta:table-count="1" meta:cell-count="2650" meta:object-count="0"/>
  </office:meta>
</office:document-meta>
</file>